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25cm" fo:min-width="3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5cm" fo:min-width="1.35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316cm" fo:min-width="0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38cm" fo:min-width="0cm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861cm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loext:graphic-properties draw:fill-color="#ffffff"/>
      <style:paragraph-properties fo:text-align="center"/>
      <style:text-properties style:text-underline-style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0" style:family="paragraph">
      <style:text-properties style:text-underline-style="none"/>
    </style:style>
    <style:style style:name="P11" style:family="paragraph">
      <loext:graphic-properties draw:fill="none" draw:fill-color="#ffffff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3.5cm" svg:height="2.5cm" svg:x="2.3cm" svg:y="1.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.6cm" svg:x="7.1cm" svg:y="1.6cm">
          <text:p text:style-name="P1">A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5cm" svg:height="2.5cm" svg:x="11.7cm" svg:y="1.7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0.8cm" svg:x="2.6cm" svg:y="0.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1cm" svg:height="0.8cm" svg:x="4.2cm" svg:y="0.3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0.8cm" svg:x="12.1cm" svg:y="0.4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1cm" svg:height="0.8cm" svg:x="13.7cm" svg:y="0.4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7.1cm" svg:y1="2.9cm" svg:x2="5.8cm" svg:y2="2.9cm">
          <text:p/>
        </draw:line>
        <draw:line draw:style-name="gr4" draw:text-style-name="P6" draw:layer="layout" svg:x1="10.8cm" svg:y1="2.9cm" svg:x2="11.7cm" svg:y2="2.9cm">
          <text:p/>
        </draw:line>
        <draw:custom-shape draw:style-name="gr3" draw:text-style-name="P5" draw:layer="layout" svg:width="1.1cm" svg:height="0.8cm" svg:x="8.373cm" svg:y="0.4cm">
          <text:p text:style-name="P4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.1cm" svg:y1="1.1cm" svg:x2="3.1cm" svg:y2="1.6cm">
          <text:p/>
        </draw:line>
        <draw:line draw:style-name="gr5" draw:text-style-name="P6" draw:layer="layout" svg:x1="4.7cm" svg:y1="1.1cm" svg:x2="4.7cm" svg:y2="1.6cm">
          <text:p/>
        </draw:line>
        <draw:line draw:style-name="gr5" draw:text-style-name="P6" draw:layer="layout" svg:x1="8.9cm" svg:y1="1.6cm" svg:x2="8.9cm" svg:y2="1.2cm">
          <text:p/>
        </draw:line>
        <draw:line draw:style-name="gr5" draw:text-style-name="P6" draw:layer="layout" svg:x1="12.6cm" svg:y1="1.7cm" svg:x2="12.6cm" svg:y2="1.2cm">
          <text:p/>
        </draw:line>
        <draw:line draw:style-name="gr5" draw:text-style-name="P6" draw:layer="layout" svg:x1="14.2cm" svg:y1="1.7cm" svg:x2="14.2cm" svg:y2="1.2cm">
          <text:p/>
        </draw:line>
        <draw:custom-shape draw:style-name="gr6" draw:text-style-name="P2" draw:layer="layout" svg:width="0.6cm" svg:height="0.9cm" svg:x="8.7cm" svg:y="4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5cm" svg:height="2.5cm" svg:x="2.3cm" svg:y="6.4cm">
          <text:p text:style-name="P1"><text:span text:style-name="T1">a</text:span> b [c]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1.8cm" svg:y="6.5cm">
          <text:p text:style-name="P1"><text:span text:style-name="T1">d</text:span> e [c]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8cm" svg:y1="7.7cm" svg:x2="11.8cm" svg:y2="7.7cm">
          <text:p/>
        </draw:line>
        <draw:frame draw:style-name="gr8" draw:text-style-name="P7" draw:layer="layout" svg:width="1.2cm" svg:height="0.962cm" svg:x="3.6cm" svg:y="5.3cm">
          <draw:text-box>
            <text:p>A</text:p>
          </draw:text-box>
        </draw:frame>
        <draw:frame draw:style-name="gr8" draw:text-style-name="P7" draw:layer="layout" svg:width="1.2cm" svg:height="0.962cm" svg:x="13cm" svg:y="5.438cm">
          <draw:text-box>
            <text:p>A</text:p>
          </draw:text-box>
        </draw:frame>
        <draw:frame draw:style-name="gr9" draw:text-style-name="P9" draw:layer="layout" svg:width="1.5cm" svg:height="1.111cm" svg:x="6.2cm" svg:y="6.7cm">
          <draw:text-box>
            <text:p text:style-name="P8"><text:span text:style-name="T1">a</text:span></text:p>
          </draw:text-box>
        </draw:frame>
        <draw:frame draw:style-name="gr9" draw:text-style-name="P9" draw:layer="layout" svg:width="1.5cm" svg:height="1.111cm" svg:x="10.8cm" svg:y="6.689cm">
          <draw:text-box>
            <text:p text:style-name="P8"><text:span text:style-name="T1">d</text:span></text:p>
          </draw:text-box>
        </draw:frame>
        <draw:custom-shape draw:style-name="gr1" draw:text-style-name="P2" draw:layer="layout" svg:width="3.5cm" svg:height="2.5cm" svg:x="2.2cm" svg:y="10.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.6cm" svg:x="7cm" svg:y="10.4cm">
          <text:p text:style-name="P1">A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5cm" svg:height="2.5cm" svg:x="11.6cm" svg:y="10.5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0.8cm" svg:x="2.5cm" svg:y="9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1cm" svg:height="0.8cm" svg:x="4.1cm" svg:y="9.1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0.8cm" svg:x="12cm" svg:y="9.2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1cm" svg:height="0.8cm" svg:x="13.6cm" svg:y="9.2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0.7cm" svg:y1="11.7cm" svg:x2="11.6cm" svg:y2="11.7cm">
          <text:p/>
        </draw:line>
        <draw:custom-shape draw:style-name="gr3" draw:text-style-name="P5" draw:layer="layout" svg:width="1.1cm" svg:height="0.8cm" svg:x="8.273cm" svg:y="9.2cm">
          <text:p text:style-name="P4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cm" svg:y1="9.9cm" svg:x2="3cm" svg:y2="10.4cm">
          <text:p/>
        </draw:line>
        <draw:line draw:style-name="gr5" draw:text-style-name="P6" draw:layer="layout" svg:x1="4.6cm" svg:y1="9.9cm" svg:x2="4.6cm" svg:y2="10.4cm">
          <text:p/>
        </draw:line>
        <draw:line draw:style-name="gr5" draw:text-style-name="P6" draw:layer="layout" svg:x1="8.8cm" svg:y1="10.4cm" svg:x2="8.8cm" svg:y2="10cm">
          <text:p/>
        </draw:line>
        <draw:line draw:style-name="gr5" draw:text-style-name="P6" draw:layer="layout" svg:x1="12.5cm" svg:y1="10.5cm" svg:x2="12.5cm" svg:y2="10cm">
          <text:p/>
        </draw:line>
        <draw:line draw:style-name="gr5" draw:text-style-name="P6" draw:layer="layout" svg:x1="14.1cm" svg:y1="10.5cm" svg:x2="14.1cm" svg:y2="10cm">
          <text:p/>
        </draw:line>
        <draw:custom-shape draw:style-name="gr6" draw:text-style-name="P2" draw:layer="layout" svg:width="0.6cm" svg:height="0.9cm" svg:x="8.6cm" svg:y="1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5cm" svg:height="2.5cm" svg:x="2.2cm" svg:y="15.2cm">
          <text:p text:style-name="P1"><text:span text:style-name="T1">a</text:span> b c 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1.7cm" svg:y="15.3cm">
          <text:p text:style-name="P1"><text:span text:style-name="T1">d</text:span> e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0.962cm" svg:x="3.5cm" svg:y="14.1cm">
          <draw:text-box>
            <text:p>A</text:p>
          </draw:text-box>
        </draw:frame>
        <draw:frame draw:style-name="gr8" draw:text-style-name="P7" draw:layer="layout" svg:width="1.2cm" svg:height="0.962cm" svg:x="12.9cm" svg:y="14.238cm">
          <draw:text-box>
            <text:p>B</text:p>
          </draw:text-box>
        </draw:frame>
        <draw:frame draw:style-name="gr9" draw:text-style-name="P11" draw:layer="layout" svg:width="1.5cm" svg:height="1.111cm" svg:x="6.1cm" svg:y="15.5cm">
          <draw:text-box>
            <text:p text:style-name="P10"><text:span text:style-name="T2">d</text:span></text:p>
          </draw:text-box>
        </draw:frame>
        <draw:line draw:style-name="gr5" draw:text-style-name="P6" draw:layer="layout" svg:x1="7cm" svg:y1="11.7cm" svg:x2="5.7cm" svg:y2="11.7cm">
          <text:p/>
        </draw:line>
        <draw:line draw:style-name="gr4" draw:text-style-name="P6" draw:layer="layout" svg:x1="5.7cm" svg:y1="16.5cm" svg:x2="11.7cm" svg:y2="16.5cm">
          <text:p/>
        </draw:line>
        <draw:custom-shape draw:style-name="gr1" draw:text-style-name="P2" draw:layer="layout" svg:width="3.5cm" svg:height="2.5cm" svg:x="2.2cm" svg:y="19.7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7cm" svg:height="2.6cm" svg:x="7cm" svg:y="19.7cm">
          <text:p text:style-name="P1">A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layer="layout" svg:width="3.5cm" svg:height="2.5cm" svg:x="11.6cm" svg:y="19.8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1cm" svg:height="0.8cm" svg:x="2.5cm" svg:y="18.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1cm" svg:height="0.8cm" svg:x="4.1cm" svg:y="18.4cm">
          <text:p text:style-name="P4"><text:span text:style-name="T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1cm" svg:height="0.8cm" svg:x="12cm" svg:y="18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1cm" svg:height="0.8cm" svg:x="13.6cm" svg:y="18.5cm">
          <text:p text:style-name="P4"><text:span text:style-name="T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.1cm" svg:height="0.8cm" svg:x="8.273cm" svg:y="18.5cm">
          <text:p text:style-name="P4"><text:span text:style-name="T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3cm" svg:y1="19.2cm" svg:x2="3cm" svg:y2="19.7cm">
          <text:p/>
        </draw:line>
        <draw:line draw:style-name="gr5" draw:text-style-name="P6" draw:layer="layout" svg:x1="4.6cm" svg:y1="19.2cm" svg:x2="4.6cm" svg:y2="19.7cm">
          <text:p/>
        </draw:line>
        <draw:line draw:style-name="gr5" draw:text-style-name="P6" draw:layer="layout" svg:x1="8.8cm" svg:y1="19.7cm" svg:x2="8.8cm" svg:y2="19.3cm">
          <text:p/>
        </draw:line>
        <draw:line draw:style-name="gr5" draw:text-style-name="P6" draw:layer="layout" svg:x1="12.5cm" svg:y1="19.8cm" svg:x2="12.5cm" svg:y2="19.3cm">
          <text:p/>
        </draw:line>
        <draw:line draw:style-name="gr5" draw:text-style-name="P6" draw:layer="layout" svg:x1="14.1cm" svg:y1="19.8cm" svg:x2="14.1cm" svg:y2="19.3cm">
          <text:p/>
        </draw:line>
        <draw:custom-shape draw:style-name="gr6" draw:text-style-name="P2" draw:layer="layout" svg:width="0.6cm" svg:height="0.9cm" svg:x="8.6cm" svg:y="2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2" draw:layer="layout" svg:width="3.5cm" svg:height="2.5cm" svg:x="2.2cm" svg:y="24.5cm">
          <text:p text:style-name="P1"><text:span text:style-name="T1">a</text:span> b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5cm" svg:height="2.5cm" svg:x="11.7cm" svg:y="24.5cm">
          <text:p text:style-name="P1"><text:span text:style-name="T1">d</text:span> e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1.2cm" svg:height="0.962cm" svg:x="3.5cm" svg:y="23.4cm">
          <draw:text-box>
            <text:p>A</text:p>
          </draw:text-box>
        </draw:frame>
        <draw:frame draw:style-name="gr8" draw:text-style-name="P7" draw:layer="layout" svg:width="1.2cm" svg:height="0.962cm" svg:x="12.9cm" svg:y="23.538cm">
          <draw:text-box>
            <text:p>B</text:p>
          </draw:text-box>
        </draw:frame>
        <draw:line draw:style-name="gr5" draw:text-style-name="P6" draw:layer="layout" svg:x1="7cm" svg:y1="21cm" svg:x2="5.7cm" svg:y2="21cm">
          <text:p/>
        </draw:line>
        <draw:line draw:style-name="gr5" draw:text-style-name="P6" draw:layer="layout" svg:x1="11.6cm" svg:y1="21cm" svg:x2="10.6cm" svg:y2="21cm">
          <text:p/>
        </draw:line>
        <draw:custom-shape draw:style-name="gr1" draw:text-style-name="P2" draw:layer="layout" svg:width="3.5cm" svg:height="2.5cm" svg:x="7.1cm" svg:y="24.5cm">
          <text:p text:style-name="P1"><text:span text:style-name="T1">a</text:span><text:span text:style-name="T2"> </text:span><text:span text:style-name="T1">d</text:span> c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0.6cm" svg:y1="25.8cm" svg:x2="11.7cm" svg:y2="25.8cm">
          <text:p/>
        </draw:line>
        <draw:line draw:style-name="gr4" draw:text-style-name="P6" draw:layer="layout" svg:x1="7.1cm" svg:y1="25.9cm" svg:x2="5.7cm" svg:y2="25.9cm">
          <text:p/>
        </draw:line>
        <draw:frame draw:style-name="gr10" draw:text-style-name="P7" draw:layer="layout" svg:width="1.6cm" svg:height="1.673cm" svg:x="8.2cm" svg:y="23.427cm">
          <draw:text-box>
            <text:p>A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21:15:45.384480966</meta:creation-date>
    <dc:date>2018-11-05T21:38:38.759482807</dc:date>
    <meta:editing-duration>PT22M41S</meta:editing-duration>
    <meta:editing-cycles>26</meta:editing-cycles>
    <meta:generator>LibreOffice/5.1.6.2$Linux_X86_64 LibreOffice_project/10m0$Build-2</meta:generator>
    <meta:document-statistic meta:object-count="69"/>
  </office:meta>
</office:document-meta>
</file>